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ulka1" style:family="table">
      <style:table-properties style:width="17.092cm" fo:margin-top="0cm" fo:margin-bottom="0cm" table:align="center" style:writing-mode="lr-tb"/>
    </style:style>
    <style:style style:name="Tabulka1.A" style:family="table-column">
      <style:table-column-properties style:column-width="17.092cm"/>
    </style:style>
    <style:style style:name="Tabulka1.1" style:family="table-row">
      <style:table-row-properties style:min-row-height="7.752cm" fo:keep-together="auto"/>
    </style:style>
    <style:style style:name="Tabulka1.A1" style:family="table-cell">
      <style:table-cell-properties fo:padding-left="0.123cm" fo:padding-right="0.123cm" fo:padding-top="0cm" fo:padding-bottom="0cm" fo:border="0.5pt solid #00000a"/>
    </style:style>
    <style:style style:name="Tabulka2" style:family="table">
      <style:table-properties style:width="17.126cm" fo:margin-top="0cm" fo:margin-bottom="0cm" table:align="center" style:writing-mode="lr-tb"/>
    </style:style>
    <style:style style:name="Tabulka2.A" style:family="table-column">
      <style:table-column-properties style:column-width="17.126cm"/>
    </style:style>
    <style:style style:name="Tabulka2.1" style:family="table-row">
      <style:table-row-properties style:min-row-height="5.623cm" fo:keep-together="auto"/>
    </style:style>
    <style:style style:name="Tabulka2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List_20_Paragraph">
      <style:paragraph-properties fo:margin-left="1.376cm" fo:margin-right="0cm" fo:text-indent="0cm" style:auto-text-indent="false"/>
      <style:text-properties fo:font-size="14pt" style:font-size-asian="14pt" style:font-size-complex="14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4" style:family="paragraph" style:parent-style-name="Standard">
      <style:paragraph-properties fo:margin-left="-0.014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/>
    </style:style>
    <style:style style:name="P5" style:family="paragraph" style:parent-style-name="Standard">
      <style:paragraph-properties fo:margin-left="-0.014cm" fo:margin-right="0cm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paragraph-rsid="001f2b0f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List_20_Paragraph" style:list-style-name="WWNum3">
      <style:text-properties fo:font-size="14pt" style:font-size-asian="14pt" style:font-size-complex="14pt"/>
    </style:style>
    <style:style style:name="P10" style:family="paragraph" style:parent-style-name="List_20_Paragraph">
      <style:paragraph-properties fo:margin-left="1.376cm" fo:margin-right="0cm" fo:text-align="end" style:justify-single-word="false" fo:text-indent="0cm" style:auto-text-indent="false"/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f2b0f" style:font-size-asian="14pt" style:font-size-complex="14pt"/>
    </style:style>
    <style:style style:name="T4" style:family="text">
      <style:text-properties officeooo:rsid="001f2b0f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fo:padding="0cm" fo:border="non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Návrh člena/členky Zastupitelstva hl. města Prahy</text:p>
      <text:p text:style-name="P1"/>
      <text:p text:style-name="Standard"><text:span text:style-name="T1">Jméno:</text:span><text:span text:style-name="T2"> </text:span><text:span text:style-name="T3">Ondřej Profant</text:span></text:p>
      <text:list xml:id="list538518002453673341" text:style-name="WWNum3">
        <text:list-item>
          <text:p text:style-name="P9">na zařazení (vyřazení ) bodu do návrhu programu jednání včetně osvojení si návrhu předneseného občanem</text:p>
        </text:list-item>
      </text:list>
      <text:p text:style-name="P2"/>
      <text:list xml:id="list94356808042082" text:continue-numbering="true" text:style-name="WWNum3">
        <text:list-item>
          <text:p text:style-name="P9">pozměňovací návrh k návrhu usnesení ZHMP</text:p>
        </text:list-item>
      </text:list>
      <text:p text:style-name="P2"><draw:frame draw:style-name="fr1" draw:name="Rámec1" text:anchor-type="paragraph" svg:y="0.713cm" svg:width="17.092cm" draw:z-index="0"><draw:text-box fo:min-height="0.041cm"><table:table table:name="Tabulka1" table:style-name="Tabulka1"><table:table-column table:style-name="Tabulka1.A"/><table:table-row table:style-name="Tabulka1.1"><table:table-cell table:style-name="Tabulka1.A1" office:value-type="string"><text:p text:style-name="P4">a)</text:p><text:p text:style-name="P5">přesné znění názvu bodu:………………………………………………………………………………………..</text:p><text:p text:style-name="P5">………………………………………………………………………………………………………………………………..</text:p><text:p text:style-name="P1">pokud je bod podložen tiskem číslo tisku: …………………..</text:p><text:p text:style-name="P1">zařadit jako bod číslo:………………………………… , dle návrhu programu</text:p><text:p text:style-name="P1">jiný návrh (přiřazení bodu): …………………………………………………………………………………….</text:p><text:p text:style-name="P1">………………………………………………………………………………………………………………………………..</text:p></table:table-cell></table:table-row></table:table></draw:text-box></draw:frame></text:p>
      <text:p text:style-name="P2"/>
      <text:p text:style-name="P10"><draw:frame draw:style-name="fr2" draw:name="Rámec2" text:anchor-type="paragraph" svg:x="0.721cm" svg:y="7.999cm" svg:width="17.126cm" draw:z-index="1"><draw:text-box fo:min-height="0.041cm"><table:table table:name="Tabulka2" table:style-name="Tabulka2"><table:table-column table:style-name="Tabulka2.A"/><table:table-row table:style-name="Tabulka2.1"><table:table-cell table:style-name="Tabulka2.A1" office:value-type="string"><text:p text:style-name="P8">b)</text:p><text:p text:style-name="P1">pozměňovací návrh k návrhu usnesení ZHMP</text:p><text:p text:style-name="P1">tisk číslo: <text:span text:style-name="T4">Z-3634</text:span> <text:s text:c="25"/>bod programu: <text:span text:style-name="T4">4</text:span></text:p><text:p text:style-name="P1">Znění pozměňovacího návrhu (včetně bodu dle členění usnesení), tak aby bylo </text:p><text:p text:style-name="P7">zřejmé na čem se musí ZMHP usnést:</text:p><text:p text:style-name="P7"/><text:p text:style-name="P7"><text:span text:style-name="T4">za bod I se zařazuje bod „II podmiňuje“ s obsahem: „čerpání schválením a dodržením projektového záměru, který řipravuje komise ICT RHMP“.</text:span></text:p><text:p text:style-name="P7"><text:span text:style-name="T4">Původní bod II se mění na bod III.</text:span>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Černoch Michail MHMP</meta:initial-creator>
    <meta:editing-cycles>5</meta:editing-cycles>
    <meta:print-date>2015-02-23T11:04:00</meta:print-date>
    <meta:creation-date>2015-03-25T11:22:00</meta:creation-date>
    <dc:date>2015-09-10T09:43:32.011677726</dc:date>
    <meta:editing-duration>PT31M53S</meta:editing-duration>
    <meta:generator>LibreOffice/4.4.5.2$Linux_X86_64 LibreOffice_project/40$Build-2</meta:generator>
    <dc:creator>Ondřej Profant</dc:creator>
    <meta:document-statistic meta:table-count="2" meta:image-count="0" meta:object-count="0" meta:page-count="1" meta:paragraph-count="18" meta:word-count="120" meta:character-count="930" meta:non-whitespace-character-count="804"/>
    <meta:user-defined meta:name="AppVersion">14.0000</meta:user-defined>
    <meta:user-defined meta:name="Company">MHM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